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mily-generic="swiss"/>
    <style:font-face style:name="Times New Roman" svg:font-family="'Times New Roman'"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02in"/>
    </style:style>
    <style:style style:name="co2" style:family="table-column">
      <style:table-column-properties fo:break-before="auto" style:column-width="1.0161in"/>
    </style:style>
    <style:style style:name="co3" style:family="table-column">
      <style:table-column-properties fo:break-before="auto" style:column-width="3.889in"/>
    </style:style>
    <style:style style:name="co4" style:family="table-column">
      <style:table-column-properties fo:break-before="auto" style:column-width="4.1839in"/>
    </style:style>
    <style:style style:name="co5" style:family="table-column">
      <style:table-column-properties fo:break-before="auto" style:column-width="0.8925in"/>
    </style:style>
    <style:style style:name="co6" style:family="table-column">
      <style:table-column-properties fo:break-before="auto" style:column-width="0.8626in"/>
    </style:style>
    <style:style style:name="co7" style:family="table-column">
      <style:table-column-properties fo:break-before="auto" style:column-width="0.95in"/>
    </style:style>
    <style:style style:name="co8" style:family="table-column">
      <style:table-column-properties fo:break-before="auto" style:column-width="0.961in"/>
    </style:style>
    <style:style style:name="co9" style:family="table-column">
      <style:table-column-properties fo:break-before="auto" style:column-width="0.9937in"/>
    </style:style>
    <style:style style:name="co10" style:family="table-column">
      <style:table-column-properties fo:break-before="auto" style:column-width="0.8846in"/>
    </style:style>
    <style:style style:name="co11" style:family="table-column">
      <style:table-column-properties fo:break-before="auto" style:column-width="1.0701in"/>
    </style:style>
    <style:style style:name="co12" style:family="table-column">
      <style:table-column-properties fo:break-before="auto" style:column-width="3.561in"/>
    </style:style>
    <style:style style:name="co13" style:family="table-column">
      <style:table-column-properties fo:break-before="auto" style:column-width="0.9299in"/>
    </style:style>
    <style:style style:name="ro1" style:family="table-row">
      <style:table-row-properties style:row-height="0.1862in" fo:break-before="auto" style:use-optimal-row-height="true"/>
    </style:style>
    <style:style style:name="ro2" style:family="table-row">
      <style:table-row-properties style:row-height="1.0154in" fo:break-before="auto" style:use-optimal-row-height="true"/>
    </style:style>
    <style:style style:name="ro3" style:family="table-row">
      <style:table-row-properties style:row-height="0.8492in" fo:break-before="auto" style:use-optimal-row-height="false"/>
    </style:style>
    <style:style style:name="ro4" style:family="table-row">
      <style:table-row-properties style:row-height="1.1189in" fo:break-before="auto" style:use-optimal-row-height="false"/>
    </style:style>
    <style:style style:name="ro5" style:family="table-row">
      <style:table-row-properties style:row-height="0.8492in" fo:break-before="auto" style:use-optimal-row-height="true"/>
    </style:style>
    <style:style style:name="ro6" style:family="table-row">
      <style:table-row-properties style:row-height="0.8909in" fo:break-before="auto" style:use-optimal-row-height="false"/>
    </style:style>
    <style:style style:name="ro7" style:family="table-row">
      <style:table-row-properties style:row-height="0.8083in" fo:break-before="auto" style:use-optimal-row-height="false"/>
    </style:style>
    <style:style style:name="ro8" style:family="table-row">
      <style:table-row-properties style:row-height="0.9736in" fo:break-before="auto" style:use-optimal-row-height="false"/>
    </style:style>
    <style:style style:name="ro9" style:family="table-row">
      <style:table-row-properties style:row-height="1.0465in" fo:break-before="auto" style:use-optimal-row-height="false"/>
    </style:style>
    <style:style style:name="ro10" style:family="table-row">
      <style:table-row-properties style:row-height="0.6736in" fo:break-before="auto" style:use-optimal-row-height="false"/>
    </style:style>
    <style:style style:name="ro11" style:family="table-row">
      <style:table-row-properties style:row-height="0.7146in" fo:break-before="auto" style:use-optimal-row-height="false"/>
    </style:style>
    <style:style style:name="ro12" style:family="table-row">
      <style:table-row-properties style:row-height="0.6634in" fo:break-before="auto" style:use-optimal-row-height="false"/>
    </style:style>
    <style:style style:name="ro13" style:family="table-row">
      <style:table-row-properties style:row-height="0.7457in" fo:break-before="auto" style:use-optimal-row-height="false"/>
    </style:style>
    <style:style style:name="ro14" style:family="table-row">
      <style:table-row-properties style:row-height="0.6839in" fo:break-before="auto" style:use-optimal-row-height="false"/>
    </style:style>
    <style:style style:name="ro15" style:family="table-row">
      <style:table-row-properties style:row-height="0.352in" fo:break-before="auto" style:use-optimal-row-height="true"/>
    </style:style>
    <style:style style:name="ro16" style:family="table-row">
      <style:table-row-properties style:row-height="0.1783in" fo:break-before="auto" style:use-optimal-row-height="true"/>
    </style:style>
    <style:style style:name="ro17" style:family="table-row">
      <style:table-row-properties style:row-height="0.2071in" fo:break-before="auto" style:use-optimal-row-height="true"/>
    </style:style>
    <style:style style:name="ro18" style:family="table-row">
      <style:table-row-properties style:row-height="1.022in" fo:break-before="auto" style:use-optimal-row-height="true"/>
    </style:style>
    <style:style style:name="ro19" style:family="table-row">
      <style:table-row-properties style:row-height="0.1929in" fo:break-before="auto" style:use-optimal-row-height="true"/>
    </style:style>
    <style:style style:name="ro20" style:family="table-row">
      <style:table-row-properties style:row-height="1.1882in" fo:break-before="auto" style:use-optimal-row-height="true"/>
    </style:style>
    <style:style style:name="ro21" style:family="table-row">
      <style:table-row-properties style:row-height="0.5252in" fo:break-before="auto" style:use-optimal-row-height="true"/>
    </style:style>
    <style:style style:name="ro22" style:family="table-row">
      <style:table-row-properties style:row-height="0.6909in" fo:break-before="auto" style:use-optimal-row-height="true"/>
    </style:style>
    <style:style style:name="ro23" style:family="table-row">
      <style:table-row-properties style:row-height="0.3591in" fo:break-before="auto" style:use-optimal-row-height="true"/>
    </style:style>
    <style:style style:name="ro24" style:family="table-row">
      <style:table-row-properties style:row-height="2.0173in" fo:break-before="auto" style:use-optimal-row-height="true"/>
    </style:style>
    <style:style style:name="ro25" style:family="table-row">
      <style:table-row-properties style:row-height="3.0126in"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3" style:family="table-cell" style:parent-style-name="Default" style:data-style-name="N104">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4" style:family="table-cell" style:parent-style-name="Default" style:data-style-name="N104"/>
    <style:style style:name="ta_extref" style:family="table">
      <style:table-properties table:display="false"/>
    </style:style>
  </office:automatic-styles>
  <office:body>
    <office:spreadsheet>
      <table:calculation-settings table:case-sensitive="false" table:use-regular-expressions="false"/>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3" table:default-cell-style-name="ce2"/>
        <table:table-column table:style-name="co4" table:default-cell-style-name="ce2"/>
        <table:table-column table:style-name="co5" table:number-columns-repeated="2"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2" table:default-cell-style-name="ce2"/>
        <table:table-column table:style-name="co5" table:default-cell-style-name="Default"/>
        <table:table-column table:style-name="co10" table:default-cell-style-name="Default"/>
        <table:table-column table:style-name="co11" table:default-cell-style-name="ce2"/>
        <table:table-column table:style-name="co12" table:default-cell-style-name="ce2"/>
        <table:table-column table:style-name="co5" table:number-columns-repeated="242" table:default-cell-style-name="Default"/>
        <table:table-column table:style-name="co13" table:number-columns-repeated="766" table:default-cell-style-name="Default"/>
        <table:table-row table:style-name="ro1">
          <table:table-cell office:value-type="string">
            <text:p>Item #</text:p>
          </table:table-cell>
          <table:table-cell office:value-type="string">
            <text:p>type of entry</text:p>
          </table:table-cell>
          <table:table-cell office:value-type="string">
            <text:p>title</text:p>
          </table:table-cell>
          <table:table-cell office:value-type="string">
            <text:p>Description</text:p>
          </table:table-cell>
          <table:table-cell office:value-type="string">
            <text:p>image url #1</text:p>
          </table:table-cell>
          <table:table-cell office:value-type="string">
            <text:p>img url #2</text:p>
          </table:table-cell>
          <table:table-cell office:value-type="string">
            <text:p>Img url #3</text:p>
          </table:table-cell>
          <table:table-cell office:value-type="string">
            <text:p>img url #4</text:p>
          </table:table-cell>
          <table:table-cell office:value-type="string">
            <text:p>Tn_img url #1</text:p>
          </table:table-cell>
          <table:table-cell office:value-type="string">
            <text:p>Th_img url #2</text:p>
          </table:table-cell>
          <table:table-cell office:value-type="string">
            <text:p>Tn_img url #3</text:p>
          </table:table-cell>
          <table:table-cell office:value-type="string">
            <text:p>Tn_img url #4</text:p>
          </table:table-cell>
          <table:table-cell office:value-type="string">
            <text:p>Price $$</text:p>
          </table:table-cell>
          <table:table-cell office:value-type="string">
            <text:p>Shipping $$</text:p>
          </table:table-cell>
          <table:table-cell office:value-type="string">
            <text:p>PayPal code</text:p>
          </table:table-cell>
          <table:table-cell office:value-type="string">
            <text:p>webpage url</text:p>
          </table:table-cell>
          <table:table-cell table:number-columns-repeated="1008"/>
        </table:table-row>
        <table:table-row table:style-name="ro2">
          <table:table-cell office:value-type="float" office:value="1">
            <text:p>1</text:p>
          </table:table-cell>
          <table:table-cell table:style-name="ce1" office:value-type="string">
            <text:p>forsale</text:p>
          </table:table-cell>
          <table:table-cell table:style-name="ce1"/>
          <table:table-cell table:style-name="ce1" office:value-type="string">
            <text:p>One Etherlink III ISA Ethernet network card. 3C509B-TP</text:p>
            <text:p>Three Etherlink III ISA Ethernet network card. 3C509B-TP0</text:p>
            <text:p>One Etherlink XL PCI Ethernet network card. 3C900-TP0</text:p>
            <text:p>One Fast Ether link XL PCI Ethernet network card. 3C905B-TXNM</text:p>
            <text:p>One Model :I308 PCI ethernet card T11-2015-CH EW</text:p>
          </table:table-cell>
          <table:table-cell table:number-columns-repeated="4"/>
          <table:table-cell table:style-name="ce3" table:number-columns-repeated="2"/>
          <table:table-cell table:number-columns-repeated="2"/>
          <table:table-cell table:style-name="ce4" office:value-type="currency" office:currency="USD" office:value="10">
            <text:p>$10.00</text:p>
          </table:table-cell>
          <table:table-cell table:style-name="ce4" office:value-type="currency" office:currency="USD" office:value="15">
            <text:p>$15.00</text:p>
          </table:table-cell>
          <table:table-cell table:number-columns-repeated="1010"/>
        </table:table-row>
        <table:table-row table:style-name="ro3">
          <table:table-cell office:value-type="float" office:value="2">
            <text:p>2</text:p>
          </table:table-cell>
          <table:table-cell table:style-name="ce1" office:value-type="string">
            <text:p>forsale</text:p>
          </table:table-cell>
          <table:table-cell table:style-name="ce1"/>
          <table:table-cell table:style-name="ce1" office:value-type="string">
            <text:p>description Up for sale is an ASTEC Laptop Power supply.</text:p>
          </table:table-cell>
          <table:table-cell office:value-type="string">
            <text:p><text:a xlink:href="http://www.dsprototyping.com/forsale/laptop-powersupply.jpg">http://www.dsprototyping.com/forsale/laptop-powersupply.jpg</text:a></text:p>
          </table:table-cell>
          <table:table-cell table:number-columns-repeated="3"/>
          <table:table-cell office:value-type="string">
            <text:p>http://www.dsprototyping.com/forsale/laptop-powersupplys.jpg</text:p>
          </table:table-cell>
          <table:table-cell table:number-columns-repeated="3"/>
          <table:table-cell table:style-name="ce4" office:value-type="currency" office:currency="USD" office:value="30">
            <text:p>$30.00</text:p>
          </table:table-cell>
          <table:table-cell table:style-name="ce4" office:value-type="currency" office:currency="USD" office:value="10">
            <text:p>$10.00</text:p>
          </table:table-cell>
          <table:table-cell office:value-type="string">
            <text:p>&lt;form target="paypal" action="https://www.paypal.com/cgi-bin/webscr" method="post"&gt;&lt;input type="hidden" name="cmd" value="_s-xclick"&gt;&lt;input type="hidden" name="hosted_button_id" value="AEA2568AZ3V82"&gt;&lt;input type="image" src="https://www.paypal.com/en_US/i/btn/btn_cart_LG.gif" border="0" name="submit" alt="PayPal - The safer, easier way to pay online!"&gt;&lt;img alt="" border="0" src="https://www.paypal.com/en_US/i/scr/pixel.gif" width="1" height="1"&gt;&lt;/form&gt;</text:p>
          </table:table-cell>
          <table:table-cell office:value-type="string">
            <text:p>http://www.dsprototyping.com/forsale/item04.html</text:p>
          </table:table-cell>
          <table:table-cell table:number-columns-repeated="1008"/>
        </table:table-row>
        <table:table-row table:style-name="ro4">
          <table:table-cell office:value-type="float" office:value="3">
            <text:p>3</text:p>
          </table:table-cell>
          <table:table-cell table:style-name="ce1" office:value-type="string">
            <text:p>forsale</text:p>
          </table:table-cell>
          <table:table-cell table:style-name="ce1"/>
          <table:table-cell table:style-name="ce1" office:value-type="string">
            <text:p>Description This auction is for a KTA7-45H High Interrupting Capacity Manual Motor Controller (manual starter). It's a 3 pole 3 throw contactor (large relay). This Sprecher+ Schuh is brand new, it was only used as a demo piece in sales. Spec's 600V AC, Suitable for use on a circuit capable of delivering not more than 25 kA, 480 V 6kA, 600V. Group installation 500 A max.</text:p>
          </table:table-cell>
          <table:table-cell office:value-type="string">
            <text:p>http://www.dsprototyping.com/forsale/item-07.jpg</text:p>
          </table:table-cell>
          <table:table-cell table:number-columns-repeated="3"/>
          <table:table-cell office:value-type="string">
            <text:p>http://www.dsprototyping.com/forsale/item-07s.jpg</text:p>
          </table:table-cell>
          <table:table-cell table:number-columns-repeated="3"/>
          <table:table-cell table:style-name="ce4" table:number-columns-repeated="2"/>
          <table:table-cell office:value-type="string">
            <text:p>&lt;form target="paypal" action="https://www.paypal.com/cgi-bin/webscr" method="post"&gt;&lt;input type="hidden" name="cmd" value="_s-xclick"&gt;&lt;input type="hidden" name="hosted_button_id" value="AQ96YWQ3BM68S"&gt;&lt;input type="image" src="https://www.paypal.com/en_US/i/btn/btn_cart_LG.gif" border="0" name="submit" alt="PayPal - The safer, easier way to pay online!"&gt;&lt;img alt="" border="0" src="https://www.paypal.com/en_US/i/scr/pixel.gif" width="1" height="1"&gt;&lt;/form&gt;</text:p>
          </table:table-cell>
          <table:table-cell office:value-type="string">
            <text:p>http://www.dsprototyping.com/forsale/item07.html</text:p>
          </table:table-cell>
          <table:table-cell table:number-columns-repeated="1008"/>
        </table:table-row>
        <table:table-row table:style-name="ro5">
          <table:table-cell office:value-type="float" office:value="4">
            <text:p>4</text:p>
          </table:table-cell>
          <table:table-cell table:style-name="ce1" office:value-type="string">
            <text:p>forsale</text:p>
          </table:table-cell>
          <table:table-cell table:style-name="ce1"/>
          <table:table-cell table:style-name="ce1" office:value-type="string">
            <text:p>We have a Power Curber that we would like to sell. The Power Curber is in full working condition. This Curber is stored indoors. </text:p>
          </table:table-cell>
          <table:table-cell office:value-type="string">
            <text:p>http://www.dsprototyping.com/forsale/power-curber-06.jpg</text:p>
          </table:table-cell>
          <table:table-cell table:number-columns-repeated="3"/>
          <table:table-cell office:value-type="string">
            <text:p>http://www.dsprototyping.com/forsale/tpower-curber-06.jpg</text:p>
          </table:table-cell>
          <table:table-cell table:number-columns-repeated="3"/>
          <table:table-cell table:style-name="ce4" table:number-columns-repeated="2"/>
          <table:table-cell/>
          <table:table-cell office:value-type="string">
            <text:p>http://www.dsprototyping.com/forsale/item01.html</text:p>
          </table:table-cell>
          <table:table-cell table:number-columns-repeated="1008"/>
        </table:table-row>
        <table:table-row table:style-name="ro6">
          <table:table-cell office:value-type="float" office:value="5">
            <text:p>5</text:p>
          </table:table-cell>
          <table:table-cell table:style-name="ce1" office:value-type="string">
            <text:p>forsale</text:p>
          </table:table-cell>
          <table:table-cell table:style-name="ce1"/>
          <table:table-cell table:style-name="ce1" office:value-type="string">
            <text:p>"For sale is for a laptop keyboard.</text:p>
            <text:p>I think this goes to a Toshiba laptop.</text:p>
            <text:p/>
            <text:p>Serial: 3y02700t 1"</text:p>
          </table:table-cell>
          <table:table-cell office:value-type="string">
            <text:p>http://www.dsprototyping.com/forsale/laptopkeyboards.jpg</text:p>
          </table:table-cell>
          <table:table-cell table:number-columns-repeated="3"/>
          <table:table-cell office:value-type="string">
            <text:p>http://www.dsprototyping.com/forsale/laptopkeyboard.jpg</text:p>
          </table:table-cell>
          <table:table-cell table:number-columns-repeated="3"/>
          <table:table-cell table:style-name="ce4" office:value-type="currency" office:currency="USD" office:value="10">
            <text:p>$10.00</text:p>
          </table:table-cell>
          <table:table-cell table:style-name="ce4" office:value-type="currency" office:currency="USD" office:value="5">
            <text:p>$5.00</text:p>
          </table:table-cell>
          <table:table-cell office:value-type="string">
            <text:p>&lt;form target='paypal' action='https://www.paypal.com/cgi-bin/webscr' method='post'&gt;&lt;input type='hidden' name='cmd' value='_s-xclick'&gt;&lt;input type='hidden' name='hosted_button_id' value='UQSQC5MYDRNF2'&gt;&lt;input type='image' src='https://www.paypal.com/en_US/i/btn/btn_cart_LG.gif' border='0' name=</text:p>
          </table:table-cell>
          <table:table-cell table:number-columns-repeated="1009"/>
        </table:table-row>
        <table:table-row table:style-name="ro7">
          <table:table-cell office:value-type="float" office:value="6">
            <text:p>6</text:p>
          </table:table-cell>
          <table:table-cell table:style-name="ce1" office:value-type="string">
            <text:p>forsale</text:p>
          </table:table-cell>
          <table:table-cell table:style-name="ce1"/>
          <table:table-cell table:style-name="ce1" office:value-type="string">
            <text:p>Up for sale is an ASTEC Laptop Power supply. </text:p>
            <text:p>DC Output: 15V DC 4A 60W, four amps at sixty watts of power. </text:p>
            <text:p>Model No: DPS54, serial# E5849M01120AJH </text:p>
          </table:table-cell>
          <table:table-cell office:value-type="string">
            <text:p>http://www.dsprototyping.com/forsale/laptop-powersupplys.jpg</text:p>
          </table:table-cell>
          <table:table-cell table:number-columns-repeated="3"/>
          <table:table-cell office:value-type="string">
            <text:p>http://www.dsprototyping.com/forsale/laptop-powersupply.jpg</text:p>
          </table:table-cell>
          <table:table-cell table:number-columns-repeated="3"/>
          <table:table-cell table:style-name="ce4" office:value-type="currency" office:currency="USD" office:value="20">
            <text:p>$20.00</text:p>
          </table:table-cell>
          <table:table-cell table:style-name="ce4" office:value-type="currency" office:currency="USD" office:value="15">
            <text:p>$15.00</text:p>
          </table:table-cell>
          <table:table-cell table:style-name="ce1" office:value-type="string">
            <text:p>&lt;form target='paypal' action='https://www.paypal.com/cgi-bin/webscr' method='post'&gt;</text:p>
            <text:p>&lt;input type='hidden' name='cmd' value='_s-xclick'&gt;</text:p>
            <text:p>&lt;input type='hidden' name='hosted_button_id' value='AEA2568AZ3V82'&gt;</text:p>
            <text:p>&lt;input type='image' src='https://www.paypal.com/en_US/i/btn/btn_cart_LG.gif' border='0' name='submit' alt='PayPal - The safer, easier way to pay online!'&gt;</text:p>
            <text:p>&lt;img alt='' border='0' src='https://www.paypal.com/en_US/i/scr/pixel.gif' width='1' height='1'&gt;</text:p>
            <text:p>&lt;/form&gt;</text:p>
          </table:table-cell>
          <table:table-cell office:value-type="string">
            <text:p>http://www.dsprototyping.com/forsale/item04.html</text:p>
          </table:table-cell>
          <table:table-cell table:number-columns-repeated="1008"/>
        </table:table-row>
        <table:table-row table:style-name="ro8">
          <table:table-cell office:value-type="float" office:value="7">
            <text:p>7</text:p>
          </table:table-cell>
          <table:table-cell table:style-name="ce1" office:value-type="string">
            <text:p>forsale</text:p>
          </table:table-cell>
          <table:table-cell table:style-name="ce1"/>
          <table:table-cell table:style-name="ce1" office:value-type="string">
            <text:p>This sale is for a set of Synchronized motors</text:p>
            <text:p>Motor style no: 270V152H03</text:p>
            <text:p/>
            <text:p>Untested, sold as is.</text:p>
          </table:table-cell>
          <table:table-cell office:value-type="string">
            <text:p>http://www.akroncdnr.com/ph/users/a4s8b7/sync-motors.jpg</text:p>
          </table:table-cell>
          <table:table-cell table:number-columns-repeated="3"/>
          <table:table-cell office:value-type="string">
            <text:p>http://www.akroncdnr.com/ph/users/a4s8b7/sync-motorss.jpg</text:p>
          </table:table-cell>
          <table:table-cell table:number-columns-repeated="3"/>
          <table:table-cell table:style-name="ce4" office:value-type="currency" office:currency="USD" office:value="35">
            <text:p>$35.00</text:p>
          </table:table-cell>
          <table:table-cell table:style-name="ce4" office:value-type="currency" office:currency="USD" office:value="15">
            <text:p>$15.00</text:p>
          </table:table-cell>
          <table:table-cell table:style-name="ce1" office:value-type="string">
            <text:p>&lt;form target='paypal' action='https://www.paypal.com/cgi-bin/webscr' method='post'&gt;</text:p>
            <text:p>&lt;input type='hidden' name='cmd' value='_s-xclick'&gt;</text:p>
            <text:p>&lt;input type='hidden' name='hosted_button_id' value='5J378KKH3N2B8'&gt;</text:p>
            <text:p>&lt;input type='image' src='https://www.paypal.com/en_US/i/btn/btn_cart_LG.gif' border='0' name='submit' alt='PayPal - The safer, easier way to pay online!'&gt;</text:p>
            <text:p>&lt;img alt='' border='0' src='https://www.paypal.com/en_US/i/scr/pixel.gif' width='1' height='1'&gt;</text:p>
            <text:p>&lt;/form&gt;</text:p>
          </table:table-cell>
          <table:table-cell office:value-type="string">
            <text:p>http://www.dsprototyping.com/forsale/item05.html</text:p>
          </table:table-cell>
          <table:table-cell table:number-columns-repeated="1008"/>
        </table:table-row>
        <table:table-row table:style-name="ro9">
          <table:table-cell office:value-type="float" office:value="8">
            <text:p>8</text:p>
          </table:table-cell>
          <table:table-cell office:value-type="string">
            <text:p>forsale</text:p>
          </table:table-cell>
          <table:table-cell/>
          <table:table-cell table:style-name="ce1" office:value-type="string">
            <text:p>description up for sale is a Radio Shack BASIC Computer Language Programing Book. This book is 232 pages of programmed instruction and user programs. BASIC Computer Language, It's easier than you think! </text:p>
          </table:table-cell>
          <table:table-cell office:value-type="string">
            <text:p>http://www.dsprototyping.com/forsale/Basic_programing_book.jpg</text:p>
          </table:table-cell>
          <table:table-cell table:number-columns-repeated="3"/>
          <table:table-cell office:value-type="string">
            <text:p>http://www.dsprototyping.com/forsale/Basic_programing_books.jpg</text:p>
          </table:table-cell>
          <table:table-cell table:number-columns-repeated="3"/>
          <table:table-cell table:style-name="ce4" office:value-type="currency" office:currency="USD" office:value="10">
            <text:p>$10.00</text:p>
          </table:table-cell>
          <table:table-cell table:style-name="ce4" office:value-type="currency" office:currency="USD" office:value="5">
            <text:p>$5.00</text:p>
          </table:table-cell>
          <table:table-cell office:value-type="string">
            <text:p>&lt;form target="paypal" action="https://www.paypal.com/cgi-bin/webscr" method="post"&gt;&lt;input type="hidden" name="cmd" value="_s-xclick"&gt;&lt;input type="hidden" name="hosted_button_id" value="JL5ZYBCCRR8FG"&gt;&lt;input type="image" src="https://www.paypal.com/en_US/i/btn/btn_cart_LG.gif" border="0" name="submit" alt="PayPal - The safer, easier way to pay online!"&gt;&lt;img alt="" border="0" src="https://www.paypal.com/en_US/i/scr/pixel.gif" width="1" height="1"&gt;&lt;/form&gt;</text:p>
          </table:table-cell>
          <table:table-cell office:value-type="string">
            <text:p>http://www.dsprototyping.com/forsale/item06.html</text:p>
          </table:table-cell>
          <table:table-cell table:number-columns-repeated="1008"/>
        </table:table-row>
        <table:table-row table:style-name="ro10">
          <table:table-cell office:value-type="float" office:value="9">
            <text:p>9</text:p>
          </table:table-cell>
          <table:table-cell office:value-type="string">
            <text:p>forsale</text:p>
          </table:table-cell>
          <table:table-cell/>
          <table:table-cell table:style-name="ce1" office:value-type="string">
            <text:p>description, for sale is a Sprecher+ Schuh kta7-25s-4.0a EcomboPlus CK7 Starter, Manual Motor Controller (manual starter). This Sprecher+ Schuh is brand new, it was only used as a demo piece in sales. </text:p>
          </table:table-cell>
          <table:table-cell office:value-type="string">
            <text:p>http://www.dsprototyping.com/forsale/item-08.jpg</text:p>
          </table:table-cell>
          <table:table-cell table:number-columns-repeated="3"/>
          <table:table-cell office:value-type="string">
            <text:p>http://www.dsprototyping.com/forsale/item-08s.jpg</text:p>
          </table:table-cell>
          <table:table-cell table:number-columns-repeated="3"/>
          <table:table-cell table:style-name="ce4" office:value-type="currency" office:currency="USD" office:value="45">
            <text:p>$45.00</text:p>
          </table:table-cell>
          <table:table-cell table:style-name="ce4" office:value-type="currency" office:currency="USD" office:value="10">
            <text:p>$10.00</text:p>
          </table:table-cell>
          <table:table-cell table:style-name="ce1" office:value-type="string">
            <text:p>&lt;form target="paypal" action="https://www.paypal.com/cgi-bin/webscr" method="post"&gt;&lt;input type="hidden" name="cmd" value="_s-xclick"&gt;&lt;input type="hidden" name="hosted_button_id" value="2H8MCSU7DUWXU"&gt;&lt;input type="image" src="https://www.paypal.com/en_US/i/btn/btn_cart_LG.gif" border="0" name="submit" alt="PayPal - The safer, easier way to pay online!"&gt;&lt;img alt="" border="0" src="https://www.paypal.com/en_US/i/scr/pixel.gif" width="1" height="1"&gt;&lt;/form&gt;</text:p>
          </table:table-cell>
          <table:table-cell office:value-type="string">
            <text:p>http://www.dsprototyping.com/forsale/item08.html</text:p>
          </table:table-cell>
          <table:table-cell table:number-columns-repeated="1008"/>
        </table:table-row>
        <table:table-row table:style-name="ro11">
          <table:table-cell office:value-type="float" office:value="10">
            <text:p>10</text:p>
          </table:table-cell>
          <table:table-cell office:value-type="string">
            <text:p>forsale</text:p>
          </table:table-cell>
          <table:table-cell/>
          <table:table-cell table:style-name="ce1" office:value-type="string">
            <text:p>description for sale is a ASCO Automatic Piezo solenoid value PIA8551A301 This valve is used for PROCESS CONTROL EQUIPMENT, Entity - For Hazardous Locations, Low Power and Intrinsically Safe </text:p>
          </table:table-cell>
          <table:table-cell office:value-type="string">
            <text:p>http://www.dsprototyping.com/forsale/item-09.jpg</text:p>
          </table:table-cell>
          <table:table-cell table:number-columns-repeated="3"/>
          <table:table-cell office:value-type="string">
            <text:p>http://www.dsprototyping.com/forsale/item-09s.jpg</text:p>
          </table:table-cell>
          <table:table-cell table:number-columns-repeated="3"/>
          <table:table-cell table:style-name="ce4" office:value-type="currency" office:currency="USD" office:value="45">
            <text:p>$45.00</text:p>
          </table:table-cell>
          <table:table-cell table:style-name="ce4" office:value-type="currency" office:currency="USD" office:value="10">
            <text:p>$10.00</text:p>
          </table:table-cell>
          <table:table-cell table:style-name="ce1" office:value-type="string">
            <text:p>&lt;form target="paypal" action="https://www.paypal.com/cgi-bin/webscr" method="post"&gt;&lt;input type="hidden" name="cmd" value="_s-xclick"&gt;&lt;input type="hidden" name="hosted_button_id" value="BYBDEPQ3QCHKQ"&gt;&lt;input type="image" src="https://www.paypal.com/en_US/i/btn/btn_cart_LG.gif" border="0" name="submit" alt="PayPal - The safer, easier way to pay online!"&gt;&lt;img alt="" border="0" src="https://www.paypal.com/en_US/i/scr/pixel.gif" width="1" height="1"&gt;&lt;/form&gt;</text:p>
          </table:table-cell>
          <table:table-cell office:value-type="string">
            <text:p>http://www.dsprototyping.com/forsale/item09.html</text:p>
          </table:table-cell>
          <table:table-cell table:number-columns-repeated="1008"/>
        </table:table-row>
        <table:table-row table:style-name="ro12">
          <table:table-cell office:value-type="float" office:value="11">
            <text:p>11</text:p>
          </table:table-cell>
          <table:table-cell office:value-type="string">
            <text:p>forsale</text:p>
          </table:table-cell>
          <table:table-cell/>
          <table:table-cell table:style-name="ce1" office:value-type="string">
            <text:p>description for sale is a Temperature sensor tester by Pepperl+Fuchs, Part Nr. 036 708 Great hand held unit for testing proximity switch testing, all 2-, 3- and 4- wire pnp and npn DC initiators and for testing NAMUR sensors. </text:p>
          </table:table-cell>
          <table:table-cell office:value-type="string">
            <text:p>http://www.dsprototyping.com/forsale/item-10.jpg</text:p>
          </table:table-cell>
          <table:table-cell table:number-columns-repeated="3"/>
          <table:table-cell office:value-type="string">
            <text:p>http://www.dsprototyping.com/forsale/item-10s.jpg</text:p>
          </table:table-cell>
          <table:table-cell table:number-columns-repeated="3"/>
          <table:table-cell table:style-name="ce4" office:value-type="currency" office:currency="USD" office:value="45">
            <text:p>$45.00</text:p>
          </table:table-cell>
          <table:table-cell table:style-name="ce4" office:value-type="currency" office:currency="USD" office:value="10">
            <text:p>$10.00</text:p>
          </table:table-cell>
          <table:table-cell table:style-name="ce1" office:value-type="string">
            <text:p>&lt;form target="paypal" action="https://www.paypal.com/cgi-bin/webscr" method="post"&gt;&lt;input type="hidden" name="cmd" value="_s-xclick"&gt;&lt;input type="hidden" name="hosted_button_id" value="YJPRC2ZHA5PKA"&gt;&lt;input type="image" src="https://www.paypal.com/en_US/i/btn/btn_cart_LG.gif" border="0" name="submit" alt="PayPal - The safer, easier way to pay online!"&gt;&lt;img alt="" border="0" src="https://www.paypal.com/en_US/i/scr/pixel.gif" width="1" height="1"&gt;&lt;/form&gt;</text:p>
          </table:table-cell>
          <table:table-cell office:value-type="string">
            <text:p>http://www.dsprototyping.com/forsale/item10.html</text:p>
          </table:table-cell>
          <table:table-cell table:number-columns-repeated="1008"/>
        </table:table-row>
        <table:table-row table:style-name="ro10">
          <table:table-cell office:value-type="float" office:value="12">
            <text:p>12</text:p>
          </table:table-cell>
          <table:table-cell office:value-type="string">
            <text:p>forsale</text:p>
          </table:table-cell>
          <table:table-cell/>
          <table:table-cell table:style-name="ce1" office:value-type="string">
            <text:p>description for sale is a NRAS1100 Dual mounting Circuit Protector. </text:p>
          </table:table-cell>
          <table:table-cell office:value-type="string">
            <text:p>http://www.dsprototyping.com/forsale/item-11.jpg</text:p>
          </table:table-cell>
          <table:table-cell table:number-columns-repeated="3"/>
          <table:table-cell office:value-type="string">
            <text:p>http://www.dsprototyping.com/forsale/item-11s.jpg</text:p>
          </table:table-cell>
          <table:table-cell table:number-columns-repeated="3"/>
          <table:table-cell table:style-name="ce4" office:value-type="currency" office:currency="USD" office:value="45">
            <text:p>$45.00</text:p>
          </table:table-cell>
          <table:table-cell table:style-name="ce4" office:value-type="currency" office:currency="USD" office:value="10">
            <text:p>$10.00</text:p>
          </table:table-cell>
          <table:table-cell table:style-name="ce1" office:value-type="string">
            <text:p>&lt;form target="paypal" action="https://www.paypal.com/cgi-bin/webscr" method="post"&gt;&lt;input type="hidden" name="cmd" value="_s-xclick"&gt;&lt;input type="hidden" name="hosted_button_id" value="DC7EXGEAPPM8A"&gt;&lt;input type="image" src="https://www.paypal.com/en_US/i/btn/btn_cart_LG.gif" border="0" name="submit" alt="PayPal - The safer, easier way to pay online!"&gt;&lt;img alt="" border="0" src="https://www.paypal.com/en_US/i/scr/pixel.gif" width="1" height="1"&gt;&lt;/form&gt;</text:p>
          </table:table-cell>
          <table:table-cell office:value-type="string">
            <text:p>http://www.dsprototyping.com/forsale/item11.html</text:p>
          </table:table-cell>
          <table:table-cell table:number-columns-repeated="1008"/>
        </table:table-row>
        <table:table-row table:style-name="ro13">
          <table:table-cell office:value-type="float" office:value="13">
            <text:p>13</text:p>
          </table:table-cell>
          <table:table-cell office:value-type="string">
            <text:p>forsale</text:p>
          </table:table-cell>
          <table:table-cell/>
          <table:table-cell table:style-name="ce1" office:value-type="string">
            <text:p>description for sale is a SPRECHER &amp; SCHUH INC fh7-1pm30-d2 Fuse Holder </text:p>
          </table:table-cell>
          <table:table-cell office:value-type="string">
            <text:p>http://www.dsprototyping.com/forsale/item-12.jpg</text:p>
          </table:table-cell>
          <table:table-cell table:number-columns-repeated="3"/>
          <table:table-cell office:value-type="string">
            <text:p>http://www.dsprototyping.com/forsale/item-12s.jpg</text:p>
          </table:table-cell>
          <table:table-cell table:number-columns-repeated="3"/>
          <table:table-cell table:style-name="ce4" office:value-type="currency" office:currency="USD" office:value="45">
            <text:p>$45.00</text:p>
          </table:table-cell>
          <table:table-cell table:style-name="ce4" office:value-type="currency" office:currency="USD" office:value="10">
            <text:p>$10.00</text:p>
          </table:table-cell>
          <table:table-cell table:style-name="ce1" office:value-type="string">
            <text:p>&lt;form target="paypal" action="https://www.paypal.com/cgi-bin/webscr" method="post"&gt;&lt;input type="hidden" name="cmd" value="_s-xclick"&gt;&lt;input type="hidden" name="hosted_button_id" value="BQLPPU5XU9AUG"&gt;&lt;input type="image" src="https://www.paypal.com/en_US/i/btn/btn_cart_LG.gif" border="0" name="submit" alt="PayPal - The safer, easier way to pay online!"&gt;&lt;img alt="" border="0" src="https://www.paypal.com/en_US/i/scr/pixel.gif" width="1" height="1"&gt;&lt;/form&gt;</text:p>
          </table:table-cell>
          <table:table-cell office:value-type="string">
            <text:p>http://www.dsprototyping.com/forsale/item12.html</text:p>
          </table:table-cell>
          <table:table-cell table:number-columns-repeated="1008"/>
        </table:table-row>
        <table:table-row table:style-name="ro14">
          <table:table-cell office:value-type="float" office:value="14">
            <text:p>14</text:p>
          </table:table-cell>
          <table:table-cell office:value-type="string">
            <text:p>forsale</text:p>
          </table:table-cell>
          <table:table-cell/>
          <table:table-cell office:value-type="string">
            <text:p>This sale is for a AAK Corporation 30V Regulated Power Supply Input Voltage = 105 to 132 VAC @ 47-420Hz Output Voltage Accuracy = 1% fixed Input Isolation = 50 Megohms Output Current = 0.6A</text:p>
          </table:table-cell>
          <table:table-cell office:value-type="string">
            <text:p>http://www.dsprototyping.com/forsale/item-13.jpg</text:p>
          </table:table-cell>
          <table:table-cell table:number-columns-repeated="3"/>
          <table:table-cell office:value-type="string">
            <text:p>http://www.dsprototyping.com/forsale/item-13s.jpg</text:p>
          </table:table-cell>
          <table:table-cell table:number-columns-repeated="3"/>
          <table:table-cell table:style-name="ce4" office:value-type="currency" office:currency="USD" office:value="15">
            <text:p>$15.00</text:p>
          </table:table-cell>
          <table:table-cell table:style-name="ce4" office:value-type="currency" office:currency="USD" office:value="10">
            <text:p>$10.00</text:p>
          </table:table-cell>
          <table:table-cell table:style-name="ce1" office:value-type="string">
            <text:p>&lt;form target="paypal" action="https://www.paypal.com/cgi-bin/webscr" method="post"&gt;&lt;input type="hidden" name="cmd" value="_s-xclick"&gt;&lt;input type="hidden" name="hosted_button_id" value="LGLKHQZLGQ77L"&gt;&lt;input type="image" src="https://www.paypal.com/en_US/i/btn/btn_cart_LG.gif" border="0" name="submit" alt="PayPal - The safer, easier way to pay online!"&gt;&lt;img alt="" border="0" src="https://www.paypal.com/en_US/i/scr/pixel.gif" width="1" height="1"&gt;&lt;/form&gt;</text:p>
          </table:table-cell>
          <table:table-cell office:value-type="string">
            <text:p>http://www.dsprototyping.com/forsale/item13.html</text:p>
          </table:table-cell>
          <table:table-cell table:number-columns-repeated="1008"/>
        </table:table-row>
        <table:table-row table:style-name="ro7">
          <table:table-cell office:value-type="float" office:value="15">
            <text:p>15</text:p>
          </table:table-cell>
          <table:table-cell office:value-type="string">
            <text:p>forsale</text:p>
          </table:table-cell>
          <table:table-cell/>
          <table:table-cell office:value-type="string">
            <text:p>This auction is for a VISOLUX Reflection light scanner with background suppression sensor This is in brand new condition. It was used as a sample for sales and trade shows. * Sensor range 20 mm ... 400 mm, adjustable * PNP and NPN transistor outputs * Clearly visible LEDs for Power ON, switching state and stability control * Not sensitive to ambient light, even with energy saving lamps * Design RT: Good alignability by red transmission LED * Design IR: Minimal black-white difference through the infrared transmission LED * Dove-tail mounts and pass-through mounting holes * Large temperature range from -40 °C ... +60 °C * Waterproof, protection class IP67 </text:p>
          </table:table-cell>
          <table:table-cell office:value-type="string">
            <text:p>http://dsprototyping.com/forsale/item-14.jpg</text:p>
          </table:table-cell>
          <table:table-cell table:number-columns-repeated="3"/>
          <table:table-cell office:value-type="string">
            <text:p>http://dsprototyping.com/forsale/item-14s.jpg</text:p>
          </table:table-cell>
          <table:table-cell table:number-columns-repeated="6"/>
          <table:table-cell office:value-type="string">
            <text:p>http://www.dsprototyping.com/forsale/item14.html</text:p>
          </table:table-cell>
          <table:table-cell table:number-columns-repeated="1008"/>
        </table:table-row>
        <table:table-row table:style-name="ro13">
          <table:table-cell office:value-type="float" office:value="16">
            <text:p>16</text:p>
          </table:table-cell>
          <table:table-cell office:value-type="string">
            <text:p>forsale</text:p>
          </table:table-cell>
          <table:table-cell/>
          <table:table-cell office:value-type="string">
            <text:p>This auction is for a Electrodata EZ-Tester TTS-3-EZ2 DS3 Test Set This portable hand-held EZ-Tester is designed to perform in-service and out-of-service testing and monitoring of DS0 circuits, and out-of-service testing of 4 -wire DDS communications equipment and circuits. It is used during installation to verify acceptable performance and during maintenance to isolate problems to the communications components or end user equipment. The EZ-Tester II incorporates the following design features * Rugged metal case minimizes damage from drops and similar accidents * Menu driven setup and operation for ease of use * Auto configuration feature determines line characteristics and reduces setup time * Dedicated storage for eight custom test setups * Includes 26 stored test patterns vital to DS1 testing * Controls and simulates CSU / NIU loopback functions * Includes built in speaker, with jack for an optional headset <text:s/>* Software upgrades can be field installed using OnCall® with a telephone line and modem </text:p>
          </table:table-cell>
          <table:table-cell office:value-type="string">
            <text:p>http://dsprototyping.com/forsale/eztesterII_2.jpg</text:p>
          </table:table-cell>
          <table:table-cell table:number-columns-repeated="3"/>
          <table:table-cell office:value-type="string">
            <text:p>http://dsprototyping.com/forsale/eztesterII_2s.jpg</text:p>
          </table:table-cell>
          <table:table-cell table:number-columns-repeated="3"/>
          <table:table-cell table:style-name="ce4" office:value-type="currency" office:currency="USD" office:value="999.95">
            <text:p>$999.95</text:p>
          </table:table-cell>
          <table:table-cell table:style-name="ce4" office:value-type="currency" office:currency="USD" office:value="10">
            <text:p>$10.00</text:p>
          </table:table-cell>
          <table:table-cell/>
          <table:table-cell office:value-type="string">
            <text:p>http://dsprototyping.com/forsale/eztester.html</text:p>
          </table:table-cell>
          <table:table-cell table:number-columns-repeated="1008"/>
        </table:table-row>
        <table:table-row table:style-name="ro15">
          <table:table-cell office:value-type="float" office:value="17">
            <text:p>17</text:p>
          </table:table-cell>
          <table:table-cell office:value-type="string">
            <text:p>forsale</text:p>
          </table:table-cell>
          <table:table-cell/>
          <table:table-cell office:value-type="string">
            <text:p>5V, 12V Switing Power Supply. Great for breaking in your slot car motors</text:p>
          </table:table-cell>
          <table:table-cell table:number-columns-repeated="8"/>
          <table:table-cell table:style-name="ce4" office:value-type="currency" office:currency="USD" office:value="20">
            <text:p>$20.00</text:p>
          </table:table-cell>
          <table:table-cell table:style-name="ce4" office:value-type="currency" office:currency="USD" office:value="5">
            <text:p>$5.00</text:p>
          </table:table-cell>
          <table:table-cell table:number-columns-repeated="1010"/>
        </table:table-row>
        <table:table-row table:style-name="ro1">
          <table:table-cell office:value-type="float" office:value="18">
            <text:p>18</text:p>
          </table:table-cell>
          <table:table-cell office:value-type="string">
            <text:p>forsale</text:p>
          </table:table-cell>
          <table:table-cell/>
          <table:table-cell office:value-type="string">
            <text:p>Tiny DC Generator</text:p>
          </table:table-cell>
          <table:table-cell table:number-columns-repeated="8"/>
          <table:table-cell table:style-name="ce4" office:value-type="currency" office:currency="USD" office:value="50">
            <text:p>$50.00</text:p>
          </table:table-cell>
          <table:table-cell table:style-name="ce4" office:value-type="currency" office:currency="USD" office:value="10">
            <text:p>$10.00</text:p>
          </table:table-cell>
          <table:table-cell table:number-columns-repeated="1010"/>
        </table:table-row>
        <table:table-row table:style-name="ro1">
          <table:table-cell office:value-type="float" office:value="19">
            <text:p>19</text:p>
          </table:table-cell>
          <table:table-cell office:value-type="string">
            <text:p>forsale</text:p>
          </table:table-cell>
          <table:table-cell/>
          <table:table-cell office:value-type="string">
            <text:p>Color Wheel Decrotive Light Box with 6 different colors</text:p>
          </table:table-cell>
          <table:table-cell table:number-columns-repeated="8"/>
          <table:table-cell table:style-name="ce4" office:value-type="currency" office:currency="USD" office:value="40">
            <text:p>$40.00</text:p>
          </table:table-cell>
          <table:table-cell table:style-name="ce4" office:value-type="currency" office:currency="USD" office:value="10">
            <text:p>$10.00</text:p>
          </table:table-cell>
          <table:table-cell table:number-columns-repeated="1010"/>
        </table:table-row>
        <table:table-row table:style-name="ro16" table:number-rows-repeated="65515">
          <table:table-cell table:number-columns-repeated="1024"/>
        </table:table-row>
        <table:table-row table:style-name="ro16">
          <table:table-cell table:number-columns-repeated="1024"/>
        </table:table-row>
      </table:table>
      <table:table table:name="Sheet2" table:style-name="ta2"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3" table:default-cell-style-name="ce2"/>
        <table:table-column table:style-name="co5" table:number-columns-repeated="253" table:default-cell-style-name="Default"/>
        <table:table-column table:style-name="co13" table:number-columns-repeated="767" table:default-cell-style-name="Default"/>
        <table:table-row table:style-name="ro17">
          <table:table-cell office:value-type="string">
            <text:p>Item #</text:p>
          </table:table-cell>
          <table:table-cell office:value-type="string">
            <text:p>type of entry</text:p>
          </table:table-cell>
          <table:table-cell office:value-type="string">
            <text:p>title</text:p>
          </table:table-cell>
          <table:table-cell office:value-type="string">
            <text:p>Description</text:p>
          </table:table-cell>
          <table:table-cell table:number-columns-repeated="1020"/>
        </table:table-row>
        <table:table-row table:style-name="ro18">
          <table:table-cell office:value-type="float" office:value="1">
            <text:p>1</text:p>
          </table:table-cell>
          <table:table-cell table:style-name="ce1" office:value-type="string">
            <text:p>forsale</text:p>
          </table:table-cell>
          <table:table-cell table:style-name="ce1"/>
          <table:table-cell table:style-name="ce1" office:value-type="string">
            <text:p>One Etherlink III ISA Ethernet network card. 3C509B-TP</text:p>
            <text:p>Three Etherlink III ISA Ethernet network card. 3C509B-TP0</text:p>
            <text:p>One Etherlink XL PCI Ethernet network card. 3C900-TP0</text:p>
            <text:p>One Fast Ether link XL PCI Ethernet network card. 3C905B-TXNM</text:p>
            <text:p>One Model :I308 PCI ethernet card T11-2015-CH EW</text:p>
          </table:table-cell>
          <table:table-cell table:number-columns-repeated="1020"/>
        </table:table-row>
        <table:table-row table:style-name="ro19">
          <table:table-cell office:value-type="float" office:value="2">
            <text:p>2</text:p>
          </table:table-cell>
          <table:table-cell table:style-name="ce1" office:value-type="string">
            <text:p>forsale</text:p>
          </table:table-cell>
          <table:table-cell table:style-name="ce1"/>
          <table:table-cell table:style-name="ce1" office:value-type="string">
            <text:p>description Up for sale is an ASTEC Laptop Power supply.</text:p>
          </table:table-cell>
          <table:table-cell table:number-columns-repeated="1020"/>
        </table:table-row>
        <table:table-row table:style-name="ro20">
          <table:table-cell office:value-type="float" office:value="3">
            <text:p>3</text:p>
          </table:table-cell>
          <table:table-cell table:style-name="ce1" office:value-type="string">
            <text:p>forsale</text:p>
          </table:table-cell>
          <table:table-cell table:style-name="ce1"/>
          <table:table-cell table:style-name="ce1" office:value-type="string">
            <text:p>Description This auction is for a KTA7-45H High Interrupting Capacity Manual Motor Controller (manual starter). It's a 3 pole 3 throw contactor (large relay). This Sprecher+ Schuh is brand new, it was only used as a demo piece in sales. Spec's 600V AC, Suitable for use on a circuit capable of delivering not more than 25 kA, 480 V 6kA, 600V. Group installation 500 A max.</text:p>
          </table:table-cell>
          <table:table-cell table:number-columns-repeated="1020"/>
        </table:table-row>
        <table:table-row table:style-name="ro21">
          <table:table-cell office:value-type="float" office:value="4">
            <text:p>4</text:p>
          </table:table-cell>
          <table:table-cell table:style-name="ce1" office:value-type="string">
            <text:p>forsale</text:p>
          </table:table-cell>
          <table:table-cell table:style-name="ce1"/>
          <table:table-cell table:style-name="ce1" office:value-type="string">
            <text:p>We have a Power Curber that we would like to sell. The Power Curber is in full working condition. This Curber is stored indoors. </text:p>
          </table:table-cell>
          <table:table-cell table:number-columns-repeated="1020"/>
        </table:table-row>
        <table:table-row table:style-name="ro22">
          <table:table-cell office:value-type="float" office:value="5">
            <text:p>5</text:p>
          </table:table-cell>
          <table:table-cell table:style-name="ce1" office:value-type="string">
            <text:p>forsale</text:p>
          </table:table-cell>
          <table:table-cell table:style-name="ce1"/>
          <table:table-cell table:style-name="ce1" office:value-type="string">
            <text:p>"For sale is for a laptop keyboard.</text:p>
            <text:p>I think this goes to a Toshiba laptop.</text:p>
            <text:p/>
            <text:p>Serial: 3y02700t 1"</text:p>
          </table:table-cell>
          <table:table-cell table:number-columns-repeated="1020"/>
        </table:table-row>
        <table:table-row table:style-name="ro22">
          <table:table-cell office:value-type="float" office:value="6">
            <text:p>6</text:p>
          </table:table-cell>
          <table:table-cell table:style-name="ce1" office:value-type="string">
            <text:p>forsale</text:p>
          </table:table-cell>
          <table:table-cell table:style-name="ce1"/>
          <table:table-cell table:style-name="ce1" office:value-type="string">
            <text:p>Up for sale is an ASTEC Laptop Power supply. </text:p>
            <text:p>DC Output: 15V DC 4A 60W, four amps at sixty watts of power. </text:p>
            <text:p>Model No: DPS54, serial# E5849M01120AJH </text:p>
          </table:table-cell>
          <table:table-cell table:number-columns-repeated="1020"/>
        </table:table-row>
        <table:table-row table:style-name="ro22">
          <table:table-cell office:value-type="float" office:value="7">
            <text:p>7</text:p>
          </table:table-cell>
          <table:table-cell table:style-name="ce1" office:value-type="string">
            <text:p>forsale</text:p>
          </table:table-cell>
          <table:table-cell table:style-name="ce1"/>
          <table:table-cell table:style-name="ce1" office:value-type="string">
            <text:p>This sale is for a set of Synchronized motors</text:p>
            <text:p>Motor style no: 270V152H03</text:p>
            <text:p/>
            <text:p>Untested, sold as is.</text:p>
          </table:table-cell>
          <table:table-cell table:number-columns-repeated="1020"/>
        </table:table-row>
        <table:table-row table:style-name="ro22">
          <table:table-cell office:value-type="float" office:value="8">
            <text:p>8</text:p>
          </table:table-cell>
          <table:table-cell office:value-type="string">
            <text:p>forsale</text:p>
          </table:table-cell>
          <table:table-cell/>
          <table:table-cell table:style-name="ce1" office:value-type="string">
            <text:p>description up for sale is a Radio Shack BASIC Computer Language Programing Book. This book is 232 pages of programmed instruction and user programs. BASIC Computer Language, It's easier than you think! </text:p>
          </table:table-cell>
          <table:table-cell table:number-columns-repeated="1020"/>
        </table:table-row>
        <table:table-row table:style-name="ro22">
          <table:table-cell office:value-type="float" office:value="9">
            <text:p>9</text:p>
          </table:table-cell>
          <table:table-cell office:value-type="string">
            <text:p>forsale</text:p>
          </table:table-cell>
          <table:table-cell/>
          <table:table-cell table:style-name="ce1" office:value-type="string">
            <text:p>description, for sale is a Sprecher+ Schuh kta7-25s-4.0a EcomboPlus CK7 Starter, Manual Motor Controller (manual starter). This Sprecher+ Schuh is brand new, it was only used as a demo piece in sales. </text:p>
          </table:table-cell>
          <table:table-cell table:number-columns-repeated="1020"/>
        </table:table-row>
        <table:table-row table:style-name="ro22">
          <table:table-cell office:value-type="float" office:value="10">
            <text:p>10</text:p>
          </table:table-cell>
          <table:table-cell office:value-type="string">
            <text:p>forsale</text:p>
          </table:table-cell>
          <table:table-cell/>
          <table:table-cell table:style-name="ce1" office:value-type="string">
            <text:p>description for sale is a ASCO Automatic Piezo solenoid value PIA8551A301 This valve is used for PROCESS CONTROL EQUIPMENT, Entity - For Hazardous Locations, Low Power and Intrinsically Safe </text:p>
          </table:table-cell>
          <table:table-cell table:number-columns-repeated="1020"/>
        </table:table-row>
        <table:table-row table:style-name="ro22">
          <table:table-cell office:value-type="float" office:value="11">
            <text:p>11</text:p>
          </table:table-cell>
          <table:table-cell office:value-type="string">
            <text:p>forsale</text:p>
          </table:table-cell>
          <table:table-cell/>
          <table:table-cell table:style-name="ce1" office:value-type="string">
            <text:p>description for sale is a Temperature sensor tester by Pepperl+Fuchs, Part Nr. 036 708 Great hand held unit for testing proximity switch testing, all 2-, 3- and 4- wire pnp and npn DC initiators and for testing NAMUR sensors. </text:p>
          </table:table-cell>
          <table:table-cell table:number-columns-repeated="1020"/>
        </table:table-row>
        <table:table-row table:style-name="ro23">
          <table:table-cell office:value-type="float" office:value="12">
            <text:p>12</text:p>
          </table:table-cell>
          <table:table-cell office:value-type="string">
            <text:p>forsale</text:p>
          </table:table-cell>
          <table:table-cell/>
          <table:table-cell table:style-name="ce1" office:value-type="string">
            <text:p>description for sale is a NRAS1100 Dual mounting Circuit Protector. </text:p>
          </table:table-cell>
          <table:table-cell table:number-columns-repeated="1020"/>
        </table:table-row>
        <table:table-row table:style-name="ro23">
          <table:table-cell office:value-type="float" office:value="13">
            <text:p>13</text:p>
          </table:table-cell>
          <table:table-cell office:value-type="string">
            <text:p>forsale</text:p>
          </table:table-cell>
          <table:table-cell/>
          <table:table-cell table:style-name="ce1" office:value-type="string">
            <text:p>description for sale is a SPRECHER &amp; SCHUH INC fh7-1pm30-d2 Fuse Holder </text:p>
          </table:table-cell>
          <table:table-cell table:number-columns-repeated="1020"/>
        </table:table-row>
        <table:table-row table:style-name="ro22">
          <table:table-cell office:value-type="float" office:value="14">
            <text:p>14</text:p>
          </table:table-cell>
          <table:table-cell office:value-type="string">
            <text:p>forsale</text:p>
          </table:table-cell>
          <table:table-cell/>
          <table:table-cell office:value-type="string">
            <text:p>This sale is for a AAK Corporation 30V Regulated Power Supply Input Voltage = 105 to 132 VAC @ 47-420Hz Output Voltage Accuracy = 1% fixed Input Isolation = 50 Megohms Output Current = 0.6A</text:p>
          </table:table-cell>
          <table:table-cell table:number-columns-repeated="1020"/>
        </table:table-row>
        <table:table-row table:style-name="ro24">
          <table:table-cell office:value-type="float" office:value="15">
            <text:p>15</text:p>
          </table:table-cell>
          <table:table-cell office:value-type="string">
            <text:p>forsale</text:p>
          </table:table-cell>
          <table:table-cell/>
          <table:table-cell office:value-type="string">
            <text:p>This auction is for a VISOLUX Reflection light scanner with background suppression sensor This is in brand new condition. It was used as a sample for sales and trade shows. * Sensor range 20 mm ... 400 mm, adjustable * PNP and NPN transistor outputs * Clearly visible LEDs for Power ON, switching state and stability control * Not sensitive to ambient light, even with energy saving lamps * Design RT: Good alignability by red transmission LED * Design IR: Minimal black-white difference through the infrared transmission LED * Dove-tail mounts and pass-through mounting holes * Large temperature range from -40 °C ... +60 °C * Waterproof, protection class IP67 </text:p>
          </table:table-cell>
          <table:table-cell table:number-columns-repeated="1020"/>
        </table:table-row>
        <table:table-row table:style-name="ro25">
          <table:table-cell office:value-type="float" office:value="16">
            <text:p>16</text:p>
          </table:table-cell>
          <table:table-cell office:value-type="string">
            <text:p>forsale</text:p>
          </table:table-cell>
          <table:table-cell/>
          <table:table-cell office:value-type="string">
            <text:p>This auction is for a Electrodata EZ-Tester TTS-3-EZ2 DS3 Test Set This portable hand-held EZ-Tester is designed to perform in-service and out-of-service testing and monitoring of DS0 circuits, and out-of-service testing of 4 -wire DDS communications equipment and circuits. It is used during installation to verify acceptable performance and during maintenance to isolate problems to the communications components or end user equipment. The EZ-Tester II incorporates the following design features * Rugged metal case minimizes damage from drops and similar accidents * Menu driven setup and operation for ease of use * Auto configuration feature determines line characteristics and reduces setup time * Dedicated storage for eight custom test setups * Includes 26 stored test patterns vital to DS1 testing * Controls and simulates CSU / NIU loopback functions * Includes built in speaker, with jack for an optional headset <text:s/>* Software upgrades can be field installed using OnCall® with a telephone line and modem </text:p>
          </table:table-cell>
          <table:table-cell table:number-columns-repeated="1020"/>
        </table:table-row>
        <table:table-row table:style-name="ro23">
          <table:table-cell office:value-type="float" office:value="17">
            <text:p>17</text:p>
          </table:table-cell>
          <table:table-cell office:value-type="string">
            <text:p>forsale</text:p>
          </table:table-cell>
          <table:table-cell/>
          <table:table-cell office:value-type="string">
            <text:p>5V, 12V Switing Power Supply. Great for breaking in your slot car motors</text:p>
          </table:table-cell>
          <table:table-cell table:number-columns-repeated="1020"/>
        </table:table-row>
        <table:table-row table:style-name="ro17">
          <table:table-cell office:value-type="float" office:value="18">
            <text:p>18</text:p>
          </table:table-cell>
          <table:table-cell office:value-type="string">
            <text:p>forsale</text:p>
          </table:table-cell>
          <table:table-cell/>
          <table:table-cell office:value-type="string">
            <text:p>Tiny DC Generator</text:p>
          </table:table-cell>
          <table:table-cell table:number-columns-repeated="1020"/>
        </table:table-row>
        <table:table-row table:style-name="ro19">
          <table:table-cell office:value-type="float" office:value="19">
            <text:p>19</text:p>
          </table:table-cell>
          <table:table-cell office:value-type="string">
            <text:p>forsale</text:p>
          </table:table-cell>
          <table:table-cell/>
          <table:table-cell office:value-type="string">
            <text:p>Color Wheel Decrotive Light Box with 6 different colors</text:p>
          </table:table-cell>
          <table:table-cell table:number-columns-repeated="1020"/>
        </table:table-row>
        <table:table-row table:style-name="ro16" table:number-rows-repeated="65515">
          <table:table-cell table:number-columns-repeated="1024"/>
        </table:table-row>
        <table:table-row table:style-name="ro16">
          <table:table-cell table:number-columns-repeated="1024"/>
        </table:table-row>
      </table:table>
      <table:table table:name="Sheet3" table:style-name="ta3" table:print="false">
        <table:table-column table:style-name="co5" table:number-columns-repeated="257" table:default-cell-style-name="Default"/>
        <table:table-column table:style-name="co13" table:number-columns-repeated="767" table:default-cell-style-name="Default"/>
        <table:table-row table:style-name="ro1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Times New Roman" svg:font-family="'Times New Roman'"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4">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12">03/12/2011</text:date>, <text:time>18:00:07</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2" style:display-name="PageStyle_Sheet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3" style:display-name="PageStyle_Sheet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ew  Buczko</meta:initial-creator>
    <meta:creation-date>2010-08-30T21:02:06</meta:creation-date>
    <dc:creator>Andrew  Buczko</dc:creator>
    <dc:date>2011-03-12T18:00:06.95</dc:date>
    <meta:editing-cycles>24</meta:editing-cycles>
    <meta:editing-duration>PT10H42M23S</meta:editing-duration>
    <meta:document-statistic meta:table-count="3" meta:cell-count="222" meta:object-count="0"/>
    <meta:generator>OpenOffice.org/3.1$Win32 OpenOffice.org_project/310m19$Build-9420</meta:generator>
  </office:meta>
</office:document-meta>
</file>